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7.41cm" table:align="left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1.91cm"/>
    </style:style>
    <style:style style:name="Таблица1.D" style:family="table-column">
      <style:table-column-properties style:column-width="0.998cm"/>
    </style:style>
    <style:style style:name="Таблица1.E" style:family="table-column">
      <style:table-column-properties style:column-width="1cm"/>
    </style:style>
    <style:style style:name="Таблица1.G" style:family="table-column">
      <style:table-column-properties style:column-width="1.6cm"/>
    </style:style>
    <style:style style:name="Таблица1.H" style:family="table-column">
      <style:table-column-properties style:column-width="2.09cm"/>
    </style:style>
    <style:style style:name="Таблица1.I" style:family="table-column">
      <style:table-column-properties style:column-width="2.619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I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10pt" fo:font-weight="bold" officeooo:rsid="00204cb8" officeooo:paragraph-rsid="00204cb8" style:font-size-asian="10pt" style:font-weight-asian="bold" style:font-name-complex="Arial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Обычный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10pt" fo:language="en" fo:country="US" fo:font-weight="normal" officeooo:paragraph-rsid="003926ce" style:font-size-asian="10pt" style:font-weight-asian="normal" style:font-name-complex="Arial" style:font-size-complex="10pt" style:font-weight-complex="normal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fo:font-weight="bold" officeooo:rsid="003926ce" officeooo:paragraph-rsid="003926ce" style:font-size-asian="9pt" style:font-weight-asian="bold" style:font-name-complex="Arial" style:font-size-complex="9pt"/>
    </style:style>
    <style:style style:name="P10" style:family="paragraph" style:parent-style-name="Обычный">
      <style:paragraph-properties fo:text-align="center" style:justify-single-word="false"/>
    </style:style>
    <style:style style:name="P11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2" style:family="paragraph" style:parent-style-name="Обычный">
      <style:text-properties officeooo:paragraph-rsid="0025d6a6"/>
    </style:style>
    <style:style style:name="P13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5dbfe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5dbfe"/>
    </style:style>
    <style:style style:name="P18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1daa0e" style:font-size-asian="10pt" style:font-name-complex="Arial"/>
    </style:style>
    <style:style style:name="P20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officeooo:paragraph-rsid="0030d31c"/>
    </style:style>
    <style:style style:name="P21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5db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</style:style>
    <style:style style:name="P24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5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6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5dbfe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d372e" style:font-size-asian="10pt" style:font-size-complex="10pt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12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3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5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8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style:font-name="Arial" fo:font-size="8pt" fo:font-style="italic" style:font-size-asian="8pt" style:font-style-asian="italic" style:font-name-complex="Arial"/>
    </style:style>
    <style:style style:name="T20" style:family="text">
      <style:text-properties style:font-name="Arial" fo:font-size="8pt" style:font-size-asian="8pt" style:font-size-complex="8pt"/>
    </style:style>
    <style:style style:name="T21" style:family="text">
      <style:text-properties style:font-name="Arial" fo:font-size="8pt" officeooo:rsid="0039a34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True" text:name="py3o.document.total.vTrue"/>
        <text:user-field-decl office:value-type="string" office:string-value="document.total.vFalse" text:name="py3o.document.total.vFalse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</text:user-field-decls>
      <text:p text:style-name="P27">ВОРОНЕЖСКИЙ ГОСУДАРСТВЕННЫЙ УНИВЕРСИТЕТ</text:p>
      <text:p text:style-name="P21"><text:span text:style-name="Основной_20_шрифт_20_абзаца"><text:span text:style-name="T16">Аттестационная ведомость № _________ <text:s/>Дата аттестации: ___.___._____</text:span></text:span></text:p>
      <text:p text:style-name="Обычный"><text:span text:style-name="Основной_20_шрифт_20_абзаца"><text:span text:style-name="T4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4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4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11"><text:span text:style-name="Основной_20_шрифт_20_абзаца"><text:span text:style-name="T4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4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4">Направление</text:span></text:span><text:span text:style-name="Основной_20_шрифт_20_абзаца"><text:span text:style-name="T7"> / </text:span></text:span><text:span text:style-name="Основной_20_шрифт_20_абзаца"><text:span text:style-name="T4">специальност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name">cu.stud_group.specialty.name</text:user-field-get></text:span></text:span><text:span text:style-name="Основной_20_шрифт_20_абзаца"><text:span text:style-name="T8"><text:s/>(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8">к) (</text:span></text:span><text:span text:style-name="Основной_20_шрифт_20_абзаца"><text:span text:style-name="T8"><text:user-field-get text:name="py3o.cu.stud_group.specialty.code">cu.stud_group.specialty.code</text:user-field-get></text:span></text:span><text:span text:style-name="Основной_20_шрифт_20_абзаца"><text:span text:style-name="T8">)</text:span></text:span></text:p>
      <text:p text:style-name="Обычный"><text:span text:style-name="Основной_20_шрифт_20_абзаца"><text:span text:style-name="T4">Специализация</text:span></text:span><text:span text:style-name="Основной_20_шрифт_20_абзаца"><text:span text:style-name="T7"> </text:span></text:span><text:span text:style-name="Основной_20_шрифт_20_абзаца"><text:span text:style-name="T11">/ </text:span></text:span><text:span text:style-name="Основной_20_шрифт_20_абзаца"><text:span text:style-name="T13">профиль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specialty.specialization">cu.stud_group.specialty.specialization</text:user-field-get></text:span></text:span></text:p>
      <text:p text:style-name="P12"><text:span text:style-name="Основной_20_шрифт_20_абзаца"><text:span text:style-name="T4">Курс</text:span></text:span><text:span text:style-name="Основной_20_шрифт_20_абзаца"><text:span text:style-name="T7">: </text:span></text:span><text:span text:style-name="Основной_20_шрифт_20_абзаца"><text:span text:style-name="T8"><text:user-field-get text:name="py3o.cu.stud_group.course">cu.stud_group.course</text:user-field-get></text:span></text:span><text:span text:style-name="Основной_20_шрифт_20_абзаца"><text:span text:style-name="T7"><text:s/></text:span></text:span><text:span text:style-name="Основной_20_шрифт_20_абзаца"><text:span text:style-name="T4">Группа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4">Вид</text:span></text:span><text:span text:style-name="Основной_20_шрифт_20_абзаца"><text:span text:style-name="T7"> </text:span></text:span><text:span text:style-name="Основной_20_шрифт_20_абзаца"><text:span text:style-name="T4">испытания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mark_type_name">cu.mark_type_name</text:user-field-get></text:span></text:span></text:p>
      <text:p text:style-name="P12"><text:span text:style-name="Основной_20_шрифт_20_абзаца"><text:span text:style-name="T4">Дисциплина</text:span></text:span><text:span text:style-name="Основной_20_шрифт_20_абзаца"><text:span text:style-name="T7">: </text:span></text:span><text:span text:style-name="Основной_20_шрифт_20_абзаца"><text:span text:style-name="T10"><text:user-field-get text:name="py3o.cu.subject_name_print">cu.subject_name_print</text:user-field-get></text:span></text:span></text:p>
      <text:p text:style-name="P23"><text:span text:style-name="Основной_20_шрифт_20_абзаца"><text:span text:style-name="T4">Экзаменатор</text:span></text:span><text:span text:style-name="Основной_20_шрифт_20_абзаца"><text:span text:style-name="T7">: </text:span></text:span><text:span text:style-name="Основной_20_шрифт_20_абзаца"><text:span text:style-name="T9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3">Фамилия Имя Отчество</text:p>
            </table:table-cell>
            <table:table-cell table:style-name="Таблица1.A1" table:number-rows-spanned="2" office:value-type="string">
              <text:p text:style-name="P3">Номер зачетной книжки</text:p>
            </table:table-cell>
            <table:table-cell table:style-name="Таблица1.A1" table:number-columns-spanned="3" office:value-type="string">
              <text:p text:style-name="P4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9">Штраф. посещ.</text:p>
            </table:table-cell>
            <table:table-cell table:style-name="Таблица1.A1" table:number-rows-spanned="2" office:value-type="string">
              <text:p text:style-name="P3">Оценка</text:p>
            </table:table-cell>
            <table:table-cell table:style-name="Таблица1.I1" table:number-rows-spanned="2" office:value-type="string">
              <text:p text:style-name="P10"><text:span text:style-name="Основной_20_шрифт_20_абзаца"><text:span text:style-name="T3">Подпись экзаменатора</text:span></text:span></text:p>
            </table:table-cell>
          </table:table-row>
        </table:table-header-rows>
        <table:table-row>
          <table:covered-table-cell/>
          <table:covered-table-cell/>
          <table:covered-table-cell/>
          <table:table-cell table:style-name="Таблица1.D2" office:value-type="string">
            <text:p text:style-name="P4">1</text:p>
          </table:table-cell>
          <table:table-cell table:style-name="Таблица1.D2" office:value-type="string">
            <text:p text:style-name="P4">2</text:p>
          </table:table-cell>
          <table:table-cell table:style-name="Таблица1.D2" office:value-type="string">
            <text:p text:style-name="P4">3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9" office:value-type="string">
            <text:p text:style-name="P14"><text:a xlink:type="simple" xlink:href="py3o://for=%22m%20in%20att_marks%22" text:style-name="Internet_20_link" text:visited-style-name="Visited_20_Internet_20_Link"><text:span text:style-name="T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3"><text:user-field-get text:name="py3o.m.num">m.num</text:user-field-get></text:p>
          </table:table-cell>
          <table:table-cell table:style-name="Таблица1.B4" office:value-type="string">
            <text:p text:style-name="P18"><text:user-field-get text:name="py3o.m.student.full_name">m.student.full_name</text:user-field-get></text:p>
          </table:table-cell>
          <table:table-cell table:style-name="Таблица1.C4" office:value-type="string">
            <text:p text:style-name="P5"><text:user-field-get text:name="py3o.m.student.id">m.student.id</text:user-field-get></text:p>
          </table:table-cell>
          <table:table-cell table:style-name="Таблица1.D4" office:value-type="string">
            <text:p text:style-name="P5"><text:user-field-get text:name="py3o.m.doc_attrs.att_mark_1">m.doc_attrs.att_mark_1</text:user-field-get></text:p>
          </table:table-cell>
          <table:table-cell table:style-name="Таблица1.E4" office:value-type="string">
            <text:p text:style-name="P5"><text:user-field-get text:name="py3o.m.doc_attrs.att_mark_2">m.doc_attrs.att_mark_2</text:user-field-get></text:p>
          </table:table-cell>
          <table:table-cell table:style-name="Таблица1.F4" office:value-type="string">
            <text:p text:style-name="P5"><text:user-field-get text:name="py3o.m.doc_attrs.att_mark_3">m.doc_attrs.att_mark_3</text:user-field-get></text:p>
          </table:table-cell>
          <table:table-cell table:style-name="Таблица1.G4" office:value-type="string">
            <text:p text:style-name="P7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8"><text:user-field-get text:name="py3o.m.doc_attrs.ball_print">m.doc_attrs.ball_print</text:user-field-get></text:p>
          </table:table-cell>
          <table:table-cell table:style-name="Таблица1.I4" office:value-type="string">
            <text:p text:style-name="P6"/>
          </table:table-cell>
        </table:table-row>
        <table:table-row>
          <table:table-cell table:style-name="Таблица1.A5" table:number-columns-spanned="9" office:value-type="string">
            <text:p text:style-name="P15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span text:style-name="Основной_20_шрифт_20_абзаца"><text:span text:style-name="T1">Итог:</text:span></text:span><text:span text:style-name="Основной_20_шрифт_20_абзаца"><text:span text:style-name="T4"> <text:s/></text:span></text:span><text:span text:style-name="T4">зачтено </text:span><text:span text:style-name="T14"><text:user-field-get text:name="py3o.document.total.vTrue">document.total.vTrue</text:user-field-get></text:span><text:span text:style-name="T4"><text:s text:c="5"/>не зачтено </text:span><text:span text:style-name="T14"><text:user-field-get text:name="py3o.document.total.vFalse">document.total.vFalse</text:user-field-get></text:span><text:span text:style-name="T4"><text:s text:c="5"/></text:span><text:span text:style-name="Основной_20_шрифт_20_абзаца"><text:span text:style-name="T4">не явилось </text:span></text:span><text:span text:style-name="Основной_20_шрифт_20_абзаца"><text:span text:style-name="T14"><text:user-field-get text:name="py3o.document.total.v0">document.total.v0</text:user-field-get></text:span></text:span></text:p>
      <text:p text:style-name="P19">Декан факультета _______________ / Крыловецкий А.А.</text:p>
      <text:p text:style-name="P24"><text:span text:style-name="Основной_20_шрифт_20_абзаца"><text:span text:style-name="T12"><text:s text:c="10"/></text:span></text:span><text:span text:style-name="Основной_20_шрифт_20_абзаца"><text:span text:style-name="T17"><text:s text:c="9"/>(</text:span></text:span><text:span text:style-name="Основной_20_шрифт_20_абзаца"><text:span text:style-name="T19">подпись</text:span></text:span><text:span text:style-name="Основной_20_шрифт_20_абзаца"><text:span text:style-name="T17">)</text:span></text:span></text:p>
      <text:p text:style-name="P25"><text:a xlink:type="simple" xlink:href="py3o://if=%22students_exclude2%22" text:style-name="Internet_20_link" text:visited-style-name="Visited_20_Internet_20_Link"><text:span text:style-name="T18">if="students_exclude2"</text:span></text:a></text:p>
      <text:p text:style-name="P26"><text:span text:style-name="Основной_20_шрифт_20_абзаца"><text:span text:style-name="T15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7"><text:a xlink:type="simple" xlink:href="py3o://for=%22s%20in%20students_exclude2%22" text:style-name="Internet_20_link" text:visited-style-name="Visited_20_Internet_20_Link"><text:span text:style-name="T21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2"><text:user-field-get text:name="py3o.s.full_name">s.full_name</text:user-field-get></text:p>
          </table:table-cell>
          <table:table-cell table:style-name="Таблица2.B2" office:value-type="string">
            <text:p text:style-name="P22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6"><text:a xlink:type="simple" xlink:href="py3o:///for" text:style-name="Internet_20_link" text:visited-style-name="Visited_20_Internet_20_Link"><text:span text:style-name="T20">/for</text:span></text:a></text:p>
          </table:table-cell>
          <table:covered-table-cell/>
        </table:table-row>
      </table:table>
      <text:p text:style-name="P25"><text:a xlink:type="simple" xlink:href="py3o:///if" text:style-name="Internet_20_link" text:visited-style-name="Visited_20_Internet_20_Link"><text:span text:style-name="Основной_20_шрифт_20_абзаца"><text:span text:style-name="T18">/if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editing-cycles>30</meta:editing-cycles>
    <meta:editing-duration>PT1H29M1S</meta:editing-duration>
    <dc:date>2024-10-07T11:43:57.535000000</dc:date>
    <meta:document-statistic meta:table-count="2" meta:image-count="0" meta:object-count="0" meta:page-count="1" meta:paragraph-count="43" meta:word-count="107" meta:character-count="1317" meta:non-whitespace-character-count="1218"/>
    <meta:template xlink:type="simple" xlink:actuate="onRequest" xlink:title="" xlink:href="Normal.dotm"/>
  </office:meta>
</office:document-meta>
</file>